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1NN</text:p>
          </table:table-cell>
          <table:table-cell office:value-type="string" calcext:value-type="string">
            <text:p>3NN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0.488" calcext:value-type="float">
            <text:p>0.488</text:p>
          </table:table-cell>
          <table:table-cell office:value-type="float" office:value="0" calcext:value-type="float">
            <text:p>0</text:p>
          </table:table-cell>
          <table:table-cell table:formula="of:=SQRT(POWER([.$L$2]-[.A2];2) + POWER([.$M$2]-[.B2];2))" office:value-type="float" office:value="0.213663286504725" calcext:value-type="float">
            <text:p>0.2137</text:p>
          </table:table-cell>
          <table:table-cell table:formula="of:=SQRT(POWER([.$L$3]-[.A2];2) + POWER([.$M$3]-[.B2];2))" office:value-type="float" office:value="0.182887943834469" calcext:value-type="float">
            <text:p>0.1829</text:p>
          </table:table-cell>
          <table:table-cell table:style-name="ce1" table:formula="of:=SQRT(POWER([.$L$4]-[.A2];2) + POWER([.$M$4]-[.B2];2))" office:value-type="float" office:value="0.0885663593019381" calcext:value-type="float">
            <text:p>0.0886</text:p>
          </table:table-cell>
          <table:table-cell table:style-name="ce1" table:formula="of:=SQRT(POWER([.$L$5]-[.A2];2) + POWER([.$M$5]-[.B2];2))" office:value-type="float" office:value="0.110453610171873" calcext:value-type="float">
            <text:p>0.1105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0.55" calcext:value-type="float">
            <text:p>0.55</text:p>
          </table:table-cell>
          <table:table-cell office:value-type="float" office:value="0.364" calcext:value-type="float">
            <text:p>0.3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544" calcext:value-type="float">
            <text:p>0.544</text:p>
          </table:table-cell>
          <table:table-cell office:value-type="float" office:value="0" calcext:value-type="float">
            <text:p>0</text:p>
          </table:table-cell>
          <table:table-cell table:formula="of:=SQRT(POWER([.$L$2]-[.A3];2) + POWER([.$M$2]-[.B3];2))" office:value-type="float" office:value="0.298402412858878" calcext:value-type="float">
            <text:p>0.2984</text:p>
          </table:table-cell>
          <table:table-cell table:formula="of:=SQRT(POWER([.$L$3]-[.A3];2) + POWER([.$M$3]-[.B3];2))" office:value-type="float" office:value="0.256889081122573" calcext:value-type="float">
            <text:p>0.2569</text:p>
          </table:table-cell>
          <table:table-cell table:style-name="ce1" table:formula="of:=SQRT(POWER([.$L$4]-[.A3];2) + POWER([.$M$4]-[.B3];2))" office:value-type="float" office:value="0.171965112740928" calcext:value-type="float">
            <text:p>0.1720</text:p>
          </table:table-cell>
          <table:table-cell table:style-name="ce1" table:formula="of:=SQRT(POWER([.$L$5]-[.A3];2) + POWER([.$M$5]-[.B3];2))" office:value-type="float" office:value="0.140427917452336" calcext:value-type="float">
            <text:p>0.1404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0.558" calcext:value-type="float">
            <text:p>0.558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  <table:table-cell table:formula="of:=SQRT(POWER([.$L$2]-[.A4];2) + POWER([.$M$2]-[.B4];2))" office:value-type="float" office:value="0.362082863444267" calcext:value-type="float">
            <text:p>0.3621</text:p>
          </table:table-cell>
          <table:table-cell table:formula="of:=SQRT(POWER([.$L$3]-[.A4];2) + POWER([.$M$3]-[.B4];2))" office:value-type="float" office:value="0.302185373570595" calcext:value-type="float">
            <text:p>0.3022</text:p>
          </table:table-cell>
          <table:table-cell table:style-name="ce1" table:formula="of:=SQRT(POWER([.$L$4]-[.A4];2) + POWER([.$M$4]-[.B4];2))" office:value-type="float" office:value="0.235031912726761" calcext:value-type="float">
            <text:p>0.2350</text:p>
          </table:table-cell>
          <table:table-cell table:style-name="ce1" table:formula="of:=SQRT(POWER([.$L$5]-[.A4];2) + POWER([.$M$5]-[.B4];2))" office:value-type="float" office:value="0.161307160411434" calcext:value-type="float">
            <text:p>0.1613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SQRT(POWER([.$L$2]-[.A5];2) + POWER([.$M$2]-[.B5];2))" office:value-type="float" office:value="0.282899275361391" calcext:value-type="float">
            <text:p>0.2829</text:p>
          </table:table-cell>
          <table:table-cell table:formula="of:=SQRT(POWER([.$L$3]-[.A5];2) + POWER([.$M$3]-[.B5];2))" office:value-type="float" office:value="0.20927493877672" calcext:value-type="float">
            <text:p>0.2093</text:p>
          </table:table-cell>
          <table:table-cell table:style-name="ce1" table:formula="of:=SQRT(POWER([.$L$4]-[.A5];2) + POWER([.$M$4]-[.B5];2))" office:value-type="float" office:value="0.162308348522188" calcext:value-type="float">
            <text:p>0.1623</text:p>
          </table:table-cell>
          <table:table-cell table:style-name="ce1" table:formula="of:=SQRT(POWER([.$L$5]-[.A5];2) + POWER([.$M$5]-[.B5];2))" office:value-type="float" office:value="0.0635295206970744" calcext:value-type="float">
            <text:p>0.0635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float" office:value="0.45" calcext:value-type="float">
            <text:p>0.45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0.512" calcext:value-type="float">
            <text:p>0.512</text:p>
          </table:table-cell>
          <table:table-cell office:value-type="float" office:value="0" calcext:value-type="float">
            <text:p>0</text:p>
          </table:table-cell>
          <table:table-cell table:formula="of:=SQRT(POWER([.$L$2]-[.A6];2) + POWER([.$M$2]-[.B6];2))" office:value-type="float" office:value="0.15440207252495" calcext:value-type="float">
            <text:p>0.1544</text:p>
          </table:table-cell>
          <table:table-cell table:formula="of:=SQRT(POWER([.$L$3]-[.A6];2) + POWER([.$M$3]-[.B6];2))" office:value-type="float" office:value="0.0668430998682737" calcext:value-type="float">
            <text:p>0.0668</text:p>
          </table:table-cell>
          <table:table-cell table:style-name="ce1" table:formula="of:=SQRT(POWER([.$L$4]-[.A6];2) + POWER([.$M$4]-[.B6];2))" office:value-type="float" office:value="0.0796492310069595" calcext:value-type="float">
            <text:p>0.0796</text:p>
          </table:table-cell>
          <table:table-cell table:style-name="ce1" table:formula="of:=SQRT(POWER([.$L$5]-[.A6];2) + POWER([.$M$5]-[.B6];2))" office:value-type="float" office:value="0.0806225774829855" calcext:value-type="float">
            <text:p>0.0806</text:p>
          </table:table-cell>
          <table:table-cell table:number-columns-repeated="8"/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0.334" calcext:value-type="float">
            <text:p>0.334</text:p>
          </table:table-cell>
          <table:table-cell office:value-type="float" office:value="1" calcext:value-type="float">
            <text:p>1</text:p>
          </table:table-cell>
          <table:table-cell table:formula="of:=SQRT(POWER([.$L$2]-[.A7];2) + POWER([.$M$2]-[.B7];2))" office:value-type="float" office:value="0.0688767014308903" calcext:value-type="float">
            <text:p>0.0689</text:p>
          </table:table-cell>
          <table:table-cell table:formula="of:=SQRT(POWER([.$L$3]-[.A7];2) + POWER([.$M$3]-[.B7];2))" office:value-type="float" office:value="0.152957510439991" calcext:value-type="float">
            <text:p>0.1530</text:p>
          </table:table-cell>
          <table:table-cell table:style-name="ce1" table:formula="of:=SQRT(POWER([.$L$4]-[.A7];2) + POWER([.$M$4]-[.B7];2))" office:value-type="float" office:value="0.120332871651931" calcext:value-type="float">
            <text:p>0.1203</text:p>
          </table:table-cell>
          <table:table-cell table:style-name="ce1" table:formula="of:=SQRT(POWER([.$L$5]-[.A7];2) + POWER([.$M$5]-[.B7];2))" office:value-type="float" office:value="0.239039745649128" calcext:value-type="float">
            <text:p>0.2390</text:p>
          </table:table-cell>
          <table:table-cell table:number-columns-repeated="8"/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0.398" calcext:value-type="float">
            <text:p>0.398</text:p>
          </table:table-cell>
          <table:table-cell office:value-type="float" office:value="1" calcext:value-type="float">
            <text:p>1</text:p>
          </table:table-cell>
          <table:table-cell table:formula="of:=SQRT(POWER([.$L$2]-[.A8];2) + POWER([.$M$2]-[.B8];2))" office:value-type="float" office:value="0.0796241169495776" calcext:value-type="float">
            <text:p>0.0796</text:p>
          </table:table-cell>
          <table:table-cell table:formula="of:=SQRT(POWER([.$L$3]-[.A8];2) + POWER([.$M$3]-[.B8];2))" office:value-type="float" office:value="0.10762899237659" calcext:value-type="float">
            <text:p>0.1076</text:p>
          </table:table-cell>
          <table:table-cell table:style-name="ce1" table:formula="of:=SQRT(POWER([.$L$4]-[.A8];2) + POWER([.$M$4]-[.B8];2))" office:value-type="float" office:value="0.0564623768539724" calcext:value-type="float">
            <text:p>0.0565</text:p>
          </table:table-cell>
          <table:table-cell table:style-name="ce1" table:formula="of:=SQRT(POWER([.$L$5]-[.A8];2) + POWER([.$M$5]-[.B8];2))" office:value-type="float" office:value="0.174264167286336" calcext:value-type="float">
            <text:p>0.1743</text:p>
          </table:table-cell>
          <table:table-cell table:number-columns-repeated="8"/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0.366" calcext:value-type="float">
            <text:p>0.366</text:p>
          </table:table-cell>
          <table:table-cell office:value-type="float" office:value="1" calcext:value-type="float">
            <text:p>1</text:p>
          </table:table-cell>
          <table:table-cell table:formula="of:=SQRT(POWER([.$L$2]-[.A9];2) + POWER([.$M$2]-[.B9];2))" office:value-type="float" office:value="0.0560357029044875" calcext:value-type="float">
            <text:p>0.0560</text:p>
          </table:table-cell>
          <table:table-cell table:formula="of:=SQRT(POWER([.$L$3]-[.A9];2) + POWER([.$M$3]-[.B9];2))" office:value-type="float" office:value="0.114542568506211" calcext:value-type="float">
            <text:p>0.1145</text:p>
          </table:table-cell>
          <table:table-cell table:style-name="ce1" table:formula="of:=SQRT(POWER([.$L$4]-[.A9];2) + POWER([.$M$4]-[.B9];2))" office:value-type="float" office:value="0.171918585382733" calcext:value-type="float">
            <text:p>0.1719</text:p>
          </table:table-cell>
          <table:table-cell table:style-name="ce1" table:formula="of:=SQRT(POWER([.$L$5]-[.A9];2) + POWER([.$M$5]-[.B9];2))" office:value-type="float" office:value="0.256811214708392" calcext:value-type="float">
            <text:p>0.2568</text:p>
          </table:table-cell>
          <table:table-cell table:number-columns-repeated="8"/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0.294" calcext:value-type="float">
            <text:p>0.294</text:p>
          </table:table-cell>
          <table:table-cell office:value-type="float" office:value="1" calcext:value-type="float">
            <text:p>1</text:p>
          </table:table-cell>
          <table:table-cell table:formula="of:=SQRT(POWER([.$L$2]-[.A10];2) + POWER([.$M$2]-[.B10];2))" office:value-type="float" office:value="0.140655607780138" calcext:value-type="float">
            <text:p>0.1407</text:p>
          </table:table-cell>
          <table:table-cell table:formula="of:=SQRT(POWER([.$L$3]-[.A10];2) + POWER([.$M$3]-[.B10];2))" office:value-type="float" office:value="0.218805850013202" calcext:value-type="float">
            <text:p>0.2188</text:p>
          </table:table-cell>
          <table:table-cell table:style-name="ce1" table:formula="of:=SQRT(POWER([.$L$4]-[.A10];2) + POWER([.$M$4]-[.B10];2))" office:value-type="float" office:value="0.158492902049272" calcext:value-type="float">
            <text:p>0.1585</text:p>
          </table:table-cell>
          <table:table-cell table:style-name="ce1" table:formula="of:=SQRT(POWER([.$L$5]-[.A10];2) + POWER([.$M$5]-[.B10];2))" office:value-type="float" office:value="0.276875423250241" calcext:value-type="float">
            <text:p>0.2769</text:p>
          </table:table-cell>
          <table:table-cell table:number-columns-repeated="8"/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252" calcext:value-type="float">
            <text:p>0.252</text:p>
          </table:table-cell>
          <table:table-cell office:value-type="float" office:value="1" calcext:value-type="float">
            <text:p>1</text:p>
          </table:table-cell>
          <table:table-cell table:formula="of:=SQRT(POWER([.$L$2]-[.A11];2) + POWER([.$M$2]-[.B11];2))" office:value-type="float" office:value="0.112285350780946" calcext:value-type="float">
            <text:p>0.1123</text:p>
          </table:table-cell>
          <table:table-cell table:formula="of:=SQRT(POWER([.$L$3]-[.A11];2) + POWER([.$M$3]-[.B11];2))" office:value-type="float" office:value="0.218586367369971" calcext:value-type="float">
            <text:p>0.2186</text:p>
          </table:table-cell>
          <table:table-cell table:style-name="ce1" table:formula="of:=SQRT(POWER([.$L$4]-[.A11];2) + POWER([.$M$4]-[.B11];2))" office:value-type="float" office:value="0.215870331449229" calcext:value-type="float">
            <text:p>0.2159</text:p>
          </table:table-cell>
          <table:table-cell table:style-name="ce1" table:formula="of:=SQRT(POWER([.$L$5]-[.A11];2) + POWER([.$M$5]-[.B11];2))" office:value-type="float" office:value="0.331040782986024" calcext:value-type="float">
            <text:p>0.331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3"/>
          <table:table-cell table:formula="of:=MIN([.D2:.D11])" office:value-type="float" office:value="0.0560357029044875" calcext:value-type="float">
            <text:p>0.0560</text:p>
          </table:table-cell>
          <table:table-cell table:formula="of:=MIN([.E2:.E11])" office:value-type="float" office:value="0.0668430998682737" calcext:value-type="float">
            <text:p>0.0668</text:p>
          </table:table-cell>
          <table:table-cell table:style-name="ce1" table:formula="of:=MIN([.F2:.F11])" office:value-type="float" office:value="0.0564623768539724" calcext:value-type="float">
            <text:p>0.0565</text:p>
          </table:table-cell>
          <table:table-cell table:style-name="ce1" table:formula="of:=MIN([.G2:.G11])" office:value-type="float" office:value="0.0635295206970744" calcext:value-type="float">
            <text:p>0.0635</text:p>
          </table:table-cell>
          <table:table-cell table:number-columns-repeated="8"/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796241169495776" calcext:value-type="float">
            <text:p>0.0796</text:p>
          </table:table-cell>
          <table:table-cell table:style-name="ce1" office:value-type="float" office:value="0.10762899237659" calcext:value-type="float">
            <text:p>0.1076</text:p>
          </table:table-cell>
          <table:table-cell office:value-type="float" office:value="0.0564623768539724" calcext:value-type="float">
            <text:p>0.0565</text:p>
          </table:table-cell>
          <table:table-cell office:value-type="float" office:value="0.174264167286336" calcext:value-type="float">
            <text:p>0.174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15440207252495" calcext:value-type="float">
            <text:p>0.1544</text:p>
          </table:table-cell>
          <table:table-cell table:style-name="ce1" office:value-type="float" office:value="0.0668430998682737" calcext:value-type="float">
            <text:p>0.0668</text:p>
          </table:table-cell>
          <table:table-cell office:value-type="float" office:value="0.0796492310069595" calcext:value-type="float">
            <text:p>0.0796</text:p>
          </table:table-cell>
          <table:table-cell office:value-type="float" office:value="0.0806225774829855" calcext:value-type="float">
            <text:p>0.080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213663286504725" calcext:value-type="float">
            <text:p>0.2137</text:p>
          </table:table-cell>
          <table:table-cell table:style-name="ce1" office:value-type="float" office:value="0.182887943834469" calcext:value-type="float">
            <text:p>0.1829</text:p>
          </table:table-cell>
          <table:table-cell office:value-type="float" office:value="0.0885663593019381" calcext:value-type="float">
            <text:p>0.0886</text:p>
          </table:table-cell>
          <table:table-cell office:value-type="float" office:value="0.110453610171873" calcext:value-type="float">
            <text:p>0.110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688767014308903" calcext:value-type="float">
            <text:p>0.0689</text:p>
          </table:table-cell>
          <table:table-cell table:style-name="ce1" office:value-type="float" office:value="0.152957510439991" calcext:value-type="float">
            <text:p>0.1530</text:p>
          </table:table-cell>
          <table:table-cell office:value-type="float" office:value="0.120332871651931" calcext:value-type="float">
            <text:p>0.1203</text:p>
          </table:table-cell>
          <table:table-cell office:value-type="float" office:value="0.239039745649128" calcext:value-type="float">
            <text:p>0.239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140655607780138" calcext:value-type="float">
            <text:p>0.1407</text:p>
          </table:table-cell>
          <table:table-cell table:style-name="ce1" office:value-type="float" office:value="0.218805850013202" calcext:value-type="float">
            <text:p>0.2188</text:p>
          </table:table-cell>
          <table:table-cell office:value-type="float" office:value="0.158492902049272" calcext:value-type="float">
            <text:p>0.1585</text:p>
          </table:table-cell>
          <table:table-cell office:value-type="float" office:value="0.276875423250241" calcext:value-type="float">
            <text:p>0.276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282899275361391" calcext:value-type="float">
            <text:p>0.2829</text:p>
          </table:table-cell>
          <table:table-cell table:style-name="ce1" office:value-type="float" office:value="0.20927493877672" calcext:value-type="float">
            <text:p>0.2093</text:p>
          </table:table-cell>
          <table:table-cell office:value-type="float" office:value="0.162308348522188" calcext:value-type="float">
            <text:p>0.1623</text:p>
          </table:table-cell>
          <table:table-cell office:value-type="float" office:value="0.0635295206970744" calcext:value-type="float">
            <text:p>0.063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560357029044875" calcext:value-type="float">
            <text:p>0.0560</text:p>
          </table:table-cell>
          <table:table-cell table:style-name="ce1" office:value-type="float" office:value="0.114542568506211" calcext:value-type="float">
            <text:p>0.1145</text:p>
          </table:table-cell>
          <table:table-cell office:value-type="float" office:value="0.171918585382733" calcext:value-type="float">
            <text:p>0.1719</text:p>
          </table:table-cell>
          <table:table-cell office:value-type="float" office:value="0.256811214708392" calcext:value-type="float">
            <text:p>0.256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298402412858878" calcext:value-type="float">
            <text:p>0.2984</text:p>
          </table:table-cell>
          <table:table-cell table:style-name="ce1" office:value-type="float" office:value="0.256889081122573" calcext:value-type="float">
            <text:p>0.2569</text:p>
          </table:table-cell>
          <table:table-cell office:value-type="float" office:value="0.171965112740928" calcext:value-type="float">
            <text:p>0.1720</text:p>
          </table:table-cell>
          <table:table-cell office:value-type="float" office:value="0.140427917452336" calcext:value-type="float">
            <text:p>0.140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112285350780946" calcext:value-type="float">
            <text:p>0.1123</text:p>
          </table:table-cell>
          <table:table-cell table:style-name="ce1" office:value-type="float" office:value="0.218586367369971" calcext:value-type="float">
            <text:p>0.2186</text:p>
          </table:table-cell>
          <table:table-cell office:value-type="float" office:value="0.215870331449229" calcext:value-type="float">
            <text:p>0.2159</text:p>
          </table:table-cell>
          <table:table-cell office:value-type="float" office:value="0.331040782986024" calcext:value-type="float">
            <text:p>0.331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362082863444267" calcext:value-type="float">
            <text:p>0.3621</text:p>
          </table:table-cell>
          <table:table-cell table:style-name="ce1" office:value-type="float" office:value="0.302185373570595" calcext:value-type="float">
            <text:p>0.3022</text:p>
          </table:table-cell>
          <table:table-cell office:value-type="float" office:value="0.235031912726761" calcext:value-type="float">
            <text:p>0.2350</text:p>
          </table:table-cell>
          <table:table-cell office:value-type="float" office:value="0.161307160411434" calcext:value-type="float">
            <text:p>0.1613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21:Sheet1.E3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09:45:27.606276141</meta:creation-date>
    <dc:date>2024-01-11T10:06:29.604102935</dc:date>
    <meta:editing-duration>PT10M51S</meta:editing-duration>
    <meta:editing-cycles>3</meta:editing-cycles>
    <meta:generator>LibreOffice/7.3.7.2$Linux_X86_64 LibreOffice_project/30$Build-2</meta:generator>
    <meta:document-statistic meta:table-count="1" meta:cell-count="155" meta:object-count="0"/>
  </office:meta>
</office:document-meta>
</file>